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ork Sans1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draw:fill="solid" draw:fill-color="#0084ba" draw:textarea-horizontal-align="left" draw:auto-grow-height="true" draw:auto-grow-width="false" fo:min-height="1.844cm" fo:min-width="6.653cm"/>
      <style:paragraph-properties style:writing-mode="lr-tb"/>
    </style:style>
    <style:style style:name="gr2" style:family="graphic" style:parent-style-name="standard">
      <style:graphic-properties draw:stroke="none" svg:stroke-width="0.025cm" svg:stroke-color="#0084ba" draw:marker-start-width="0.229cm" draw:marker-end-width="0.229cm" svg:stroke-opacity="100%" draw:fill="solid" draw:fill-color="#0084ba" draw:textarea-horizontal-align="left" draw:auto-grow-height="true" draw:auto-grow-width="true" fo:min-height="0.903cm" fo:min-width="4.042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solid" draw:fill-color="#0084ba"/>
      <style:paragraph-properties style:writing-mode="lr-tb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solid" draw:fill-color="#0084ba"/>
      <style:paragraph-properties style:writing-mode="lr-tb"/>
      <style:text-properties fo:color="#ffffff" loext:opacity="100%" style:font-name="Work sans" fo:font-size="26pt" style:font-size-asian="26pt" style:font-size-complex="26pt"/>
    </style:style>
    <style:style style:name="T1" style:family="text">
      <style:text-properties style:font-name="Work Sans1" fo:font-size="15pt" style:font-size-asian="15pt" style:font-size-complex="15pt"/>
    </style:style>
    <style:style style:name="T2" style:family="text">
      <style:text-properties fo:color="#ffffff" loext:opacity="100%" style:font-name="Work Sans1" fo:font-size="12pt" style:font-size-asian="12pt" style:font-size-complex="12pt"/>
    </style:style>
    <style:style style:name="T3" style:family="text">
      <style:text-properties fo:color="#ffffff" loext:opacity="100%" style:font-name="Work san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27cm" svg:height="2.094cm" svg:x="6.054cm" svg:y="9.89cm">
          <draw:text-box>
            <text:p><text:span text:style-name="T1"><text:tab/></text:span><text:span text:style-name="T2">SIMPLE &amp; SCALABLE</text:span></text:p>
            <text:p><text:span text:style-name="T2"><text:tab/></text:span><text:span text:style-name="T2">REAL-TIME LINUX</text:span></text:p>
            <text:p><text:span text:style-name="T2"><text:tab/></text:span><text:span text:style-name="T2">ARCHITECTURE</text:span></text:p>
          </draw:text-box>
        </draw:frame>
        <draw:frame draw:style-name="gr2" draw:text-style-name="P3" draw:layer="layout" svg:width="5.416cm" svg:height="1.342cm" svg:x="7.178cm" svg:y="7.258cm">
          <draw:text-box>
            <text:p text:style-name="P2"><text:span text:style-name="T3">Xenomai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ork Sans1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hilippe GERUM</meta:initial-creator>
    <meta:creation-date>2020-03-14T15:35:23.233879097</meta:creation-date>
    <dc:date>2021-06-06T12:44:53.781873619</dc:date>
    <dc:creator>Philippe GERUM</dc:creator>
    <meta:editing-duration>PT4H43M34S</meta:editing-duration>
    <meta:editing-cycles>16</meta:editing-cycles>
    <meta:generator>LibreOffice/7.1.3.2$Linux_X86_64 LibreOffice_project/10$Build-2</meta:generator>
    <meta:document-statistic meta:object-count="2"/>
  </office:meta>
</office:document-meta>
</file>